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Aria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Aria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Aria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Aria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Aria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Aria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Aria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Aria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Aria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Aria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o">
        <style:list-level-properties text:space-before="0.25in" text:min-label-width="0.25in"/>
        <style:text-properties style:font-name="Courier New"/>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o">
        <style:list-level-properties text:space-before="0.25in" text:min-label-width="0.25in"/>
        <style:text-properties style:font-name="Courier New"/>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o">
        <style:list-level-properties text:space-before="0.25in" text:min-label-width="0.25in"/>
        <style:text-properties style:font-name="Courier New"/>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o">
        <style:list-level-properties text:space-before="0.25in" text:min-label-width="0.25in"/>
        <style:text-properties style:font-name="Courier New"/>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o">
        <style:list-level-properties text:space-before="0.25in" text:min-label-width="0.25in"/>
        <style:text-properties style:font-name="Courier New"/>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Aria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style>
    <style:style style:name="T30" style:parent-style-name="Policepardéfaut" style:family="text">
      <style:text-properties fo:font-weight="bold" style:font-weight-asian="bold"/>
    </style:style>
    <style:style style:name="P31" style:parent-style-name="Normal" style:family="paragraph">
      <style:text-properties fo:font-weight="bold" style:font-weight-asian="bold"/>
    </style:style>
    <style:style style:name="P32" style:parent-style-name="Normal" style:family="paragraph">
      <style:text-properties fo:font-weight="bold" style:font-weight-asian="bold"/>
    </style:style>
    <style:style style:name="P33" style:parent-style-name="Normal" style:family="paragraph">
      <style:text-properties fo:font-weight="bold" style:font-weight-asian="bold" fo:font-style="italic" style:font-style-asian="italic"/>
    </style:style>
    <style:style style:name="P34" style:parent-style-name="Normal" style:family="paragraph">
      <style:text-properties fo:font-weight="bold" style:font-weight-asian="bold"/>
    </style:style>
    <style:style style:name="P35" style:parent-style-name="Normal" style:family="paragraph">
      <style:text-properties fo:font-weight="bold" style:font-weight-asian="bold"/>
    </style:style>
    <style:style style:name="P36" style:parent-style-name="Paragraphedeliste" style:family="paragraph"/>
    <style:style style:name="P37" style:parent-style-name="Paragraphedeliste" style:family="paragraph"/>
    <style:style style:name="P38" style:parent-style-name="Paragraphedeliste" style:family="paragraph"/>
    <style:style style:name="P39" style:parent-style-name="Paragraphedeliste" style:family="paragraph"/>
    <style:style style:name="P40" style:parent-style-name="Normal" style:family="paragraph">
      <style:text-properties fo:font-weight="bold" style:font-weight-asian="bold"/>
    </style:style>
    <style:style style:name="P41" style:parent-style-name="Paragraphedeliste" style:family="paragraph"/>
    <style:style style:name="P42" style:parent-style-name="Paragraphedeliste" style:family="paragraph"/>
    <style:style style:name="P43" style:parent-style-name="Paragraphedeliste" style:family="paragraph"/>
    <style:style style:name="P44" style:parent-style-name="Normal" style:family="paragraph">
      <style:text-properties fo:font-weight="bold" style:font-weight-asian="bold"/>
    </style:style>
    <style:style style:name="P45" style:parent-style-name="Paragraphedeliste" style:family="paragraph"/>
    <style:style style:name="P46" style:parent-style-name="Paragraphedeliste" style:family="paragraph"/>
    <style:style style:name="P47" style:parent-style-name="Paragraphedeliste" style:family="paragraph"/>
    <style:style style:name="P48" style:parent-style-name="Normal" style:family="paragraph">
      <style:paragraph-properties fo:break-before="page"/>
      <style:text-properties fo:font-weight="bold" style:font-weight-asian="bold"/>
    </style:style>
    <style:style style:name="P49" style:parent-style-name="Normal" style:family="paragraph">
      <style:text-properties fo:font-weight="bold" style:font-weight-asian="bold"/>
    </style:style>
    <style:style style:name="P50" style:parent-style-name="Paragraphedeliste" style:family="paragraph"/>
    <style:style style:name="P51" style:parent-style-name="Paragraphedeliste" style:family="paragraph"/>
    <style:style style:name="P52" style:parent-style-name="Paragraphedeliste" style:family="paragraph"/>
    <style:style style:name="P53" style:parent-style-name="Paragraphedeliste" style:family="paragraph"/>
    <style:style style:name="P54" style:parent-style-name="Paragraphedeliste" style:family="paragraph"/>
    <style:style style:name="P55" style:parent-style-name="Paragraphedeliste" style:family="paragraph"/>
    <style:style style:name="P56" style:parent-style-name="Paragraphedeliste" style:family="paragraph"/>
    <style:style style:name="P57" style:parent-style-name="Paragraphedeliste" style:family="paragraph"/>
    <style:style style:name="P58" style:parent-style-name="Paragraphedeliste" style:family="paragraph"/>
    <style:style style:name="P59" style:parent-style-name="Paragraphedeliste" style:family="paragraph"/>
    <style:style style:name="P60" style:parent-style-name="Paragraphedeliste" style:family="paragraph"/>
    <style:style style:name="P61" style:parent-style-name="Paragraphedeliste" style:family="paragraph"/>
    <style:style style:name="P62" style:parent-style-name="Normal" style:family="paragraph">
      <style:text-properties fo:font-weight="bold" style:font-weight-asian="bold"/>
    </style:style>
    <style:style style:name="P63" style:parent-style-name="Normal" style:family="paragraph">
      <style:text-properties fo:font-weight="bold" style:font-weight-asian="bold"/>
    </style:style>
    <style:style style:name="P64" style:parent-style-name="Paragraphedeliste" style:family="paragraph"/>
    <style:style style:name="P65" style:parent-style-name="Paragraphedeliste" style:family="paragraph"/>
    <style:style style:name="P66" style:parent-style-name="Paragraphedeliste" style:family="paragraph"/>
    <style:style style:name="P67" style:parent-style-name="Paragraphedeliste" style:family="paragraph"/>
    <style:style style:name="P68" style:parent-style-name="Paragraphedeliste" style:family="paragraph"/>
    <style:style style:name="P69" style:parent-style-name="Normal" style:family="paragraph">
      <style:text-properties fo:font-weight="bold" style:font-weight-asian="bold"/>
    </style:style>
    <style:style style:name="P70" style:parent-style-name="Paragraphedeliste" style:family="paragraph"/>
    <style:style style:name="P71" style:parent-style-name="Paragraphedeliste" style:family="paragraph"/>
    <style:style style:name="P72" style:parent-style-name="Paragraphedeliste" style:family="paragraph"/>
    <style:style style:name="P73" style:parent-style-name="Paragraphedeliste" style:family="paragraph"/>
    <style:style style:name="P74" style:parent-style-name="Paragraphedeliste" style:family="paragraph"/>
    <style:style style:name="P75" style:parent-style-name="Normal" style:family="paragraph">
      <style:paragraph-properties fo:break-before="page"/>
    </style:style>
    <style:style style:name="T76" style:parent-style-name="Policepardéfaut" style:family="text">
      <style:text-properties fo:font-weight="bold" style:font-weight-asian="bold"/>
    </style:style>
    <style:style style:name="P77" style:parent-style-name="Normal" style:family="paragraph">
      <style:text-properties fo:font-weight="bold" style:font-weight-asian="bold"/>
    </style:style>
    <style:style style:name="P78" style:parent-style-name="Paragraphedeliste" style:family="paragraph"/>
    <style:style style:name="P79" style:parent-style-name="Paragraphedeliste" style:family="paragraph"/>
    <style:style style:name="P80" style:parent-style-name="Paragraphedeliste" style:family="paragraph"/>
    <style:style style:name="P81" style:parent-style-name="Paragraphedeliste" style:family="paragraph"/>
    <style:style style:name="P82" style:parent-style-name="Paragraphedeliste" style:family="paragraph"/>
    <style:style style:name="P83" style:parent-style-name="Normal" style:family="paragraph">
      <style:text-properties fo:font-weight="bold" style:font-weight-asian="bold"/>
    </style:style>
    <style:style style:name="P84" style:parent-style-name="Normal" style:family="paragraph">
      <style:text-properties fo:font-weight="bold" style:font-weight-asian="bold"/>
    </style:style>
    <style:style style:name="P85" style:parent-style-name="Normal" style:family="paragraph">
      <style:text-properties style:text-underline-type="single" style:text-underline-style="solid" style:text-underline-width="auto" style:text-underline-mode="continuous"/>
    </style:style>
    <style:style style:name="P86" style:parent-style-name="Paragraphedeliste" style:family="paragraph"/>
    <style:style style:name="P87" style:parent-style-name="Paragraphedeliste" style:family="paragraph"/>
    <style:style style:name="P88" style:parent-style-name="Paragraphedeliste" style:family="paragraph"/>
    <style:style style:name="P89" style:parent-style-name="Paragraphedeliste" style:family="paragraph"/>
    <style:style style:name="P90" style:parent-style-name="Paragraphedeliste" style:family="paragraph"/>
    <style:style style:name="P91" style:parent-style-name="Paragraphedeliste" style:family="paragraph"/>
    <style:style style:name="P92" style:parent-style-name="Paragraphedeliste" style:family="paragraph"/>
    <style:style style:name="P93" style:parent-style-name="Paragraphedeliste" style:family="paragraph"/>
    <style:style style:name="P94" style:parent-style-name="Paragraphedeliste" style:family="paragraph"/>
    <style:style style:name="P95" style:parent-style-name="Paragraphedeliste" style:family="paragraph"/>
    <style:style style:name="P96" style:parent-style-name="Paragraphedeliste" style:family="paragraph"/>
    <style:style style:name="P97" style:parent-style-name="Paragraphedeliste" style:family="paragraph"/>
    <style:style style:name="P98" style:parent-style-name="Paragraphedeliste" style:family="paragraph"/>
    <style:style style:name="P99" style:parent-style-name="Normal" style:family="paragraph">
      <style:text-properties style:text-underline-type="single" style:text-underline-style="solid" style:text-underline-width="auto" style:text-underline-mode="continuous"/>
    </style:style>
    <style:style style:name="P100" style:parent-style-name="Normal" style:family="paragraph">
      <style:text-properties style:text-underline-type="single" style:text-underline-style="solid" style:text-underline-width="auto" style:text-underline-mode="continuous"/>
    </style:style>
    <style:style style:name="P101" style:parent-style-name="Normal" style:family="paragraph">
      <style:paragraph-properties fo:break-before="page"/>
      <style:text-properties style:text-underline-type="single" style:text-underline-style="solid" style:text-underline-width="auto" style:text-underline-mode="continuous"/>
    </style:style>
    <style:style style:name="P102" style:parent-style-name="Normal" style:family="paragraph">
      <style:text-properties style:text-underline-type="single" style:text-underline-style="solid" style:text-underline-width="auto" style:text-underline-mode="continuous"/>
    </style:style>
    <style:style style:name="P103" style:parent-style-name="Paragraphedeliste" style:family="paragraph"/>
    <style:style style:name="P104" style:parent-style-name="Paragraphedeliste" style:family="paragraph"/>
    <style:style style:name="P105" style:parent-style-name="Paragraphedeliste" style:family="paragraph"/>
    <style:style style:name="P106" style:parent-style-name="Paragraphedeliste" style:family="paragraph"/>
    <style:style style:name="P107" style:parent-style-name="Normal" style:family="paragraph">
      <style:text-properties style:text-underline-type="single" style:text-underline-style="solid" style:text-underline-width="auto" style:text-underline-mode="continuous"/>
    </style:style>
    <style:style style:name="P108" style:parent-style-name="Paragraphedeliste" style:family="paragraph"/>
    <style:style style:name="P109" style:parent-style-name="Paragraphedeliste" style:family="paragraph"/>
    <style:style style:name="T110" style:parent-style-name="Policepardéfaut" style:family="text">
      <style:text-properties fo:font-style="italic" style:font-style-asian="italic"/>
    </style:style>
    <style:style style:name="P111" style:parent-style-name="Paragraphedeliste" style:family="paragraph"/>
    <style:style style:name="T112" style:parent-style-name="Policepardéfaut" style:family="text">
      <style:text-properties fo:font-style="italic" style:font-style-asian="italic"/>
    </style:style>
    <style:style style:name="P113" style:parent-style-name="Paragraphedeliste" style:family="paragraph"/>
    <style:style style:name="P114" style:parent-style-name="Paragraphedeliste" style:family="paragraph"/>
    <style:style style:name="P115" style:parent-style-name="Normal" style:family="paragraph">
      <style:text-properties style:text-underline-type="single" style:text-underline-style="solid" style:text-underline-width="auto" style:text-underline-mode="continuous"/>
    </style:style>
    <style:style style:name="P116" style:parent-style-name="Paragraphedeliste" style:family="paragraph"/>
    <style:style style:name="P117" style:parent-style-name="Paragraphedeliste" style:family="paragraph"/>
    <style:style style:name="T118" style:parent-style-name="Policepardéfaut" style:family="text">
      <style:text-properties fo:font-style="italic" style:font-style-asian="italic"/>
    </style:style>
    <style:style style:name="P119" style:parent-style-name="Paragraphedeliste" style:family="paragraph"/>
    <style:style style:name="P120" style:parent-style-name="Paragraphedeliste" style:family="paragraph"/>
    <style:style style:name="P121" style:parent-style-name="Paragraphedeliste" style:family="paragraph"/>
    <style:style style:name="P122" style:parent-style-name="Paragraphedeliste" style:family="paragraph"/>
    <style:style style:name="P123" style:parent-style-name="Paragraphedeliste" style:family="paragraph"/>
    <style:style style:name="P124" style:parent-style-name="Paragraphedeliste" style:family="paragraph"/>
    <style:style style:name="P125" style:parent-style-name="Paragraphedeliste" style:family="paragraph"/>
    <style:style style:name="P126" style:parent-style-name="Paragraphedeliste" style:family="paragraph"/>
    <style:style style:name="P127" style:parent-style-name="Normal" style:family="paragraph">
      <style:paragraph-properties fo:break-before="page"/>
      <style:text-properties style:text-underline-type="single" style:text-underline-style="solid" style:text-underline-width="auto" style:text-underline-mode="continuous"/>
    </style:style>
    <style:style style:name="P128" style:parent-style-name="Normal" style:family="paragraph">
      <style:text-properties style:text-underline-type="single" style:text-underline-style="solid" style:text-underline-width="auto" style:text-underline-mode="continuous"/>
    </style:style>
    <style:style style:name="P129" style:parent-style-name="Paragraphedeliste" style:family="paragraph"/>
    <style:style style:name="P130" style:parent-style-name="Paragraphedeliste" style:family="paragraph"/>
    <style:style style:name="P131" style:parent-style-name="Paragraphedeliste" style:family="paragraph"/>
    <style:style style:name="P132" style:parent-style-name="Paragraphedeliste" style:family="paragraph"/>
    <style:style style:name="P133" style:parent-style-name="Paragraphedeliste" style:family="paragraph"/>
    <style:style style:name="P134" style:parent-style-name="Paragraphedeliste" style:family="paragraph"/>
    <style:style style:name="P135" style:parent-style-name="Paragraphedeliste" style:family="paragraph"/>
    <style:style style:name="P136" style:parent-style-name="Paragraphedeliste" style:family="paragraph"/>
    <style:style style:name="P137" style:parent-style-name="Paragraphedeliste" style:family="paragraph"/>
    <style:style style:name="P138" style:parent-style-name="Normal" style:family="paragraph">
      <style:text-properties fo:font-weight="bold" style:font-weight-asian="bold"/>
    </style:style>
    <style:style style:name="P139" style:parent-style-name="Paragraphedeliste" style:family="paragraph"/>
    <style:style style:name="P140" style:parent-style-name="Paragraphedeliste" style:family="paragraph"/>
    <style:style style:name="P141" style:parent-style-name="Paragraphedeliste" style:family="paragraph"/>
    <style:style style:name="P142" style:parent-style-name="Paragraphedeliste" style:family="paragraph"/>
    <style:style style:name="P143" style:parent-style-name="Paragraphedeliste" style:family="paragraph"/>
    <style:style style:name="P144" style:parent-style-name="Paragraphedeliste" style:family="paragraph"/>
    <style:style style:name="P145" style:parent-style-name="Paragraphedeliste" style:family="paragraph"/>
    <style:style style:name="P146" style:parent-style-name="Paragraphedeliste" style:family="paragraph"/>
    <style:style style:name="P147" style:parent-style-name="Paragraphedeliste" style:family="paragraph"/>
    <style:style style:name="P148" style:parent-style-name="Normal" style:family="paragraph">
      <style:text-properties fo:font-weight="bold" style:font-weight-asian="bold"/>
    </style:style>
    <style:style style:name="P149" style:parent-style-name="Paragraphedeliste" style:family="paragraph"/>
    <style:style style:name="P150" style:parent-style-name="Paragraphedeliste" style:family="paragraph"/>
    <style:style style:name="P151" style:parent-style-name="Paragraphedeliste" style:family="paragraph"/>
    <style:style style:name="P152" style:parent-style-name="Paragraphedeliste" style:family="paragraph"/>
    <style:style style:name="P153" style:parent-style-name="Paragraphedeliste" style:family="paragraph"/>
    <style:style style:name="P154" style:parent-style-name="Paragraphedeliste" style:family="paragraph"/>
    <style:style style:name="P155" style:parent-style-name="Paragraphedeliste" style:family="paragraph"/>
    <style:style style:name="P156" style:parent-style-name="Paragraphedeliste" style:family="paragraph"/>
    <style:style style:name="P157" style:parent-style-name="Paragraphedeliste" style:family="paragraph"/>
    <style:style style:name="P158" style:parent-style-name="Normal" style:family="paragraph">
      <style:text-properties fo:font-weight="bold" style:font-weight-asian="bold"/>
    </style:style>
    <style:style style:name="P159" style:parent-style-name="Paragraphedeliste" style:family="paragraph"/>
    <style:style style:name="P160" style:parent-style-name="Paragraphedeliste" style:family="paragraph"/>
    <style:style style:name="P161" style:parent-style-name="Paragraphedeliste" style:family="paragraph"/>
    <style:style style:name="P162" style:parent-style-name="Paragraphedeliste" style:family="paragraph"/>
    <style:style style:name="P163" style:parent-style-name="Paragraphedeliste" style:family="paragraph"/>
    <style:style style:name="P164" style:parent-style-name="Paragraphedeliste" style:family="paragraph"/>
    <style:style style:name="P165" style:parent-style-name="Paragraphedeliste" style:family="paragraph"/>
    <style:style style:name="P166" style:parent-style-name="Paragraphedeliste" style:family="paragraph"/>
    <style:style style:name="P167" style:parent-style-name="Normal" style:family="paragraph">
      <style:text-properties fo:font-weight="bold" style:font-weight-asian="bold"/>
    </style:style>
    <style:style style:name="P168" style:parent-style-name="Paragraphedeliste" style:family="paragraph"/>
    <style:style style:name="P169" style:parent-style-name="Paragraphedeliste" style:family="paragraph"/>
    <style:style style:name="P170" style:parent-style-name="Paragraphedeliste" style:family="paragraph"/>
    <style:style style:name="P171" style:parent-style-name="Paragraphedeliste" style:family="paragraph"/>
    <style:style style:name="P172" style:parent-style-name="Paragraphedeliste" style:family="paragraph"/>
    <style:style style:name="P173" style:parent-style-name="Paragraphedeliste" style:family="paragraph"/>
    <style:style style:name="P174" style:parent-style-name="Paragraphedeliste" style:family="paragraph"/>
    <style:style style:name="P175" style:parent-style-name="Paragraphedeliste" style:family="paragraph"/>
    <style:style style:name="T176" style:parent-style-name="Policepardéfaut" style:family="text">
      <style:text-properties fo:font-weight="bold" style:font-weight-asian="bold"/>
    </style:style>
    <style:style style:name="P177" style:parent-style-name="Paragraphedeliste" style:family="paragraph"/>
    <style:style style:name="P178" style:parent-style-name="Paragraphedeliste" style:family="paragraph"/>
    <style:style style:name="P179" style:parent-style-name="Paragraphedeliste" style:family="paragraph"/>
    <style:style style:name="P180" style:parent-style-name="Paragraphedeliste" style:family="paragraph"/>
    <style:style style:name="P181" style:parent-style-name="Paragraphedeliste" style:family="paragraph"/>
    <style:style style:name="P182" style:parent-style-name="Paragraphedeliste" style:family="paragraph"/>
    <style:style style:name="P183" style:parent-style-name="Paragraphedeliste" style:family="paragraph"/>
    <style:style style:name="P184" style:parent-style-name="Paragraphedeliste" style:family="paragraph"/>
    <style:style style:name="P185" style:parent-style-name="Paragraphedeliste" style:family="paragraph"/>
    <style:style style:name="P186" style:parent-style-name="Paragraphedeliste" style:family="paragraph"/>
  </office:automatic-styles>
  <office:body>
    <office:text text:use-soft-page-breaks="true">
      <text:p text:style-name="P1"><text:span text:style-name="T30">Contexte</text:span></text:p>
      <text:p text:style-name="Normal"/>
      <text:p text:style-name="P31">Documentation de l'interface programmable (API) des contrats de la Ville de Montréal</text:p>
      <text:p text:style-name="Normal"/>
      <text:p text:style-name="Normal">Le présent document décrit le fonctionnement de l'API développée pour rendre disponible les données de contrats<text:s/>et de subventions de la Ville de Montréal. L'API sert d'assise pour l'<text:a xlink:href="http://ville.montreal.qc.ca/vuesurlescontrats" office:target-frame-name="_top" xlink:show="replace"><text:span text:style-name="Lienhypertexte">outil de visualisation des contrats</text:span></text:a><text:s/>et est également rendue disponible pour quiconque souhaite explorer les<text:s/>données des<text:s/>contrats.</text:p>
      <text:p text:style-name="Normal"/>
      <text:p text:style-name="Normal">Le code de l'API est disponible sous licence BSD 3 clauses sur Github et peut être installé et modifié.</text:p>
      <text:p text:style-name="Normal"/>
      <text:p text:style-name="Normal">L’URL de l’API est le suivant :<text:s/><text:a xlink:href="http://ville.montreal.qc.ca/vuesurlescontrats/api/" office:target-frame-name="_top" xlink:show="replace"><text:span text:style-name="Lienhypertexte">http://ville.montreal.qc.ca/vuesurlescontrats/api/</text:span></text:a></text:p>
      <text:p text:style-name="Normal"/>
      <text:p text:style-name="P32">Considérations générales</text:p>
      <text:p text:style-name="Normal"/>
      <text:p text:style-name="Normal">Voici quelques<text:s/>éléments généraux concernant l'API et son fonctionnement.</text:p>
      <text:p text:style-name="Normal"/>
      <text:p text:style-name="Normal">L'API fonctionne selon la logique "[REST]<text:s/>(http://en.wikipedia.org/wiki/Representational_state_transfer)", à savoir<text:s/>:<text:s/></text:p>
      <text:p text:style-name="Normal"/>
      <text:p text:style-name="Normal">- Chaque requête est indépendante des autres, le serveur ne gère pas de session ou d'état;</text:p>
      <text:p text:style-name="Normal">- L'API repose largement sur les technologies fournies par le protocole HTTP 1.1;</text:p>
      <text:p text:style-name="Normal">- Seules<text:s/>des fonctionnalités d'accès (GET) sont disponibles;</text:p>
      <text:p text:style-name="Normal">- Conséquemment, l'ensemble des requêtes peuvent être réalisées à travers un navigateur web.</text:p>
      <text:p text:style-name="Normal"/>
      <text:p text:style-name="Normal"/>
      <text:p text:style-name="P33">Open Contracting Data Standard</text:p>
      <text:p text:style-name="Normal"/>
      <text:p text:style-name="Normal">Les listes de contrats sont<text:s/>formatées<text:s/>selon le format [Open Contracting Data Standard (OCDS)]<text:s/>(http://ocds.open-contracting.org/standard/r/1__0__RC/en/standard/intro/) dans sa sérialisation en JSON. Un contrat ou une subvention est représenté dans la logique OCDS par le concept de<text:s/>« release ». De par la structure des données disponibles, chaque<text:s/>« release »<text:s/>contient exactement un<text:s/>« award », un<text:s/>« tender »<text:s/>et un<text:s/>« supplier ».<text:s/></text:p>
      <text:p text:style-name="Normal"/>
      <text:p text:style-name="Normal">En plus des attributs fournis dans la spécification officielle, les champs suivants ont été ajoutés<text:s/>pour transmettre certaines informations spécifiques au contexte de la Ville de Montréal<text:s/>:</text:p>
      <text:p text:style-name="Normal"/>
      <text:p text:style-name="Normal">-<text:s/>« subject »<text:s/>: liste de valeurs<text:s/>en texte libre obligatoire contenant les domaines d'activité selon la structure de la Ville de Montréal ("Infrastructures", "transport", etc.);</text:p>
      <text:p text:style-name="Normal">-<text:s/>« subOrganisationOf »<text:s/>: champ optionnel pouvant contenir la direction dont dépend un service;</text:p>
      <text:p text:style-name="Normal">-<text:s/>« repartition »<text:s/>: champ optionnel pouvant contenir l'information de répartition de la dépense (souvent la<text:s/>Ville, l'agglomération, etc.)</text:p>
      <text:p text:style-name="Normal"/>
      <text:p text:style-name="Normal">Par ailleurs, le champ<text:s/>« procurementMethodRationale »<text:s/>est utilisé pour distinguer les contrats et les subventions.</text:p>
      <text:p text:style-name="Normal"/>
      <text:soft-page-break/>
      <text:p text:style-name="Normal">De manière à rester cohérent, les autres points d'accès sont au format JSON mais selon une structure développée<text:s/>pour les besoins de l'API.</text:p>
      <text:p text:style-name="P34"/>
      <text:p text:style-name="P35">Vocabulaire</text:p>
      <text:p text:style-name="Normal"/>
      <text:p text:style-name="Normal">Pour être cohérent avec le format OCDS, les attributs utilisent le vocabulaire anglais suivant<text:s/>:</text:p>
      <text:p text:style-name="Normal"/>
      <text:list text:style-name="LFO4" text:continue-numbering="true">
        <text:list-item>
          <text:p text:style-name="P36">« release »<text:s/>: contrat ou subvention;</text:p>
        </text:list-item>
        <text:list-item>
          <text:p text:style-name="P37">« supplier » : fournisseur;</text:p>
        </text:list-item>
        <text:list-item>
          <text:p text:style-name="P38">« buyer »<text:s/>: donneur d'ouvrage (généralement un service de la Ville de Montréal);</text:p>
        </text:list-item>
        <text:list-item>
          <text:p text:style-name="P39">« procuring entity »<text:s/>: entité ayant, dans le cas de la<text:s/>Ville de Montréal, approuvé le contrat (conseil municipal, fonctionnaires, etc.)</text:p>
        </text:list-item>
      </text:list>
      <text:p text:style-name="Normal"/>
      <text:p text:style-name="P40">Optimisation et fonctionnalités HTTP</text:p>
      <text:p text:style-name="Normal"/>
      <text:p text:style-name="Normal">Plusieurs fonctionnalités d'optimisation de contenu ont été mises en<text:s/>œuvre<text:s/>dans l'API pour limiter la latence<text:s/>:</text:p>
      <text:p text:style-name="Normal"/>
      <text:list text:style-name="LFO4" text:continue-numbering="true">
        <text:list-item>
          <text:p text:style-name="P41">Cache interne<text:s/>: le premier accès à une ressource nécessite un calcul complet mais les appels suivants font appels à une cache interne. La cache est maintenue tant que des nouvelles données ne sont pas ajoutées;</text:p>
        </text:list-item>
        <text:list-item>
          <text:p text:style-name="P42">[eTag]<text:s/>(<text:a xlink:href="http://en.wikipedia.org/wiki/HTTP_ETag" office:target-frame-name="_top" xlink:show="replace"><text:span text:style-name="Lienhypertexte">http://en.wikipedia.org/wiki/HTTP_ETag</text:span></text:a>)<text:s/>: L'API fournit un attribut<text:s/>« etag »<text:s/>dans toutes les réponses. Un client peut renvoyer la valeur du etag dans la requête dans l'attribut<text:s/>« If-None-Match ». Si le<text:s/>etag<text:s/>n'a pas changé, le serveur renvoie une réponse sans contenu<text:s/>et avec le code HTTP 304 signifiant que la ressource n'a pas changé, sinon la réponse<text:s/>est<text:s/>renvoyée au complet avec un code HTTP 200. L'attribut<text:s/>etag<text:s/>est calculé en utilisant un *hash* de la réponse.</text:p>
        </text:list-item>
        <text:list-item>
          <text:p text:style-name="P43">Compression gzip<text:s/>:<text:s/>si la requête contient l'attribut<text:s/>« Accept-Encoding: gzip », l'API retournera le contenu compressé en gzip, permettant généralement un gain de 80-90% en volume de données et donc en temps de téléchargement de la ressource.</text:p>
        </text:list-item>
      </text:list>
      <text:p text:style-name="Normal"/>
      <text:p text:style-name="Normal"/>
      <text:p text:style-name="Normal">Par ailleurs, l'API supporte la fonctionnalité [CORS]<text:s/>(<text:a xlink:href="http://en.wikipedia.org/wiki/Cross-origin_resource_sharing" office:target-frame-name="_top" xlink:show="replace"><text:span text:style-name="Lienhypertexte">http://en.wikipedia.org/wiki/Cross-origin_resource_sharing</text:span></text:a>)<text:s/>: L'API envoie l'attribut HTTP<text:s/>« Access-Control-Allow-Origin: * »<text:s/>permettant d'envoyer des requêtes à partir d'un site web avec un autre nom de domaine que celui de l'API.<text:s/></text:p>
      <text:p text:style-name="Normal"/>
      <text:p text:style-name="P44">Points<text:s/>d'accès</text:p>
      <text:p text:style-name="Normal"/>
      <text:p text:style-name="Normal">L'API décompose les données de contrat selon plusieurs points d'accès. Les points d'accès peuvent être séparés<text:s/>en 3 catégories<text:s/>:</text:p>
      <text:list text:style-name="LFO4" text:continue-numbering="true">
        <text:list-item>
          <text:p text:style-name="P45">La racine</text:p>
        </text:list-item>
        <text:list-item>
          <text:p text:style-name="P46">Les données de support</text:p>
        </text:list-item>
        <text:list-item>
          <text:p text:style-name="P47">Les contrats et les données de contrat groupées</text:p>
        </text:list-item>
      </text:list>
      <text:p text:style-name="Normal"/>
      <text:p text:style-name="P48"/>
      <text:soft-page-break/>
      <text:p text:style-name="P49">Point d'accès "racine"</text:p>
      <text:p text:style-name="Normal"/>
      <text:p text:style-name="Normal">URL: [/api/](./api/)</text:p>
      <text:p text:style-name="Normal"/>
      <text:p text:style-name="Normal">Le point d'accès racine fournit les champs suivants<text:s/>:</text:p>
      <text:p text:style-name="Normal"/>
      <text:list text:style-name="LFO4" text:continue-numbering="true">
        <text:list-item>
          <text:p text:style-name="P50">« endpoint »<text:s/>: La liste des points d'accès pour les contrats</text:p>
          <text:list text:continue-numbering="true">
            <text:list-item>
              <text:p text:style-name="P51">« url »<text:s/>: chemin relatif du point d'accès<text:s/></text:p>
              <text:list text:continue-numbering="true">
                <text:list-item>
                  <text:p text:style-name="P52">« description »<text:s/>: description du point d'accès</text:p>
                </text:list-item>
                <text:list-item>
                  <text:p text:style-name="P53">« accepted_parameters »<text:s/>: liste des paramètres acceptés pour filtrer le contenu</text:p>
                </text:list-item>
                <text:list-item>
                  <text:p text:style-name="P54">« accepted_order_by »<text:s/>:<text:s/>liste des valeurs acceptées pour ordonner les résultats</text:p>
                </text:list-item>
              </text:list>
            </text:list-item>
          </text:list>
        </text:list-item>
        <text:list-item>
          <text:p text:style-name="P55">« parameters_description »<text:s/>:<text:s/>description des paramètres de filtrage acceptés</text:p>
        </text:list-item>
        <text:list-item>
          <text:p text:style-name="P56">« sources »<text:s/>:<text:s/>liste des sources de données utilisées par l'API</text:p>
        </text:list-item>
        <text:list-item>
          <text:p text:style-name="P57">« releases_count »<text:s/>:<text:s/>nombre de contrats actuellement gérés dans l'API</text:p>
        </text:list-item>
        <text:list-item>
          <text:p text:style-name="P58">« releases_value »<text:s/>:<text:s/>valeur totale des contrats gérés dans l'API</text:p>
        </text:list-item>
        <text:list-item>
          <text:p text:style-name="P59">« supplier_count »<text:s/>:<text:s/>nombre de fournisseurs listés dans l'API</text:p>
        </text:list-item>
        <text:list-item>
          <text:p text:style-name="P60">« buyer_count »<text:s/>:<text:s/>nombre de donneurs d'ordre listés dans l'API</text:p>
        </text:list-item>
        <text:list-item>
          <text:p text:style-name="P61">« last_update »<text:s/>:<text:s/>dernière date de mise à jour des données<text:s/></text:p>
        </text:list-item>
      </text:list>
      <text:p text:style-name="Normal"/>
      <text:p text:style-name="P62">Points d'accès de support</text:p>
      <text:p text:style-name="Normal"/>
      <text:p text:style-name="Normal">Les points d'accès de support permettent d'accéder à certaines listes utiles pour développer des visualisations et des interfaces basées sur l'API.</text:p>
      <text:p text:style-name="Normal"/>
      <text:p text:style-name="P63">Liste des donneurs d'ouvrage et identifiants uniques</text:p>
      <text:p text:style-name="Normal"/>
      <text:list text:style-name="LFO4" text:continue-numbering="true">
        <text:list-item>
          <text:p text:style-name="P64">URL: [/api/helpers/buyer_slugs](./api/helpers/buyer_slugs)</text:p>
        </text:list-item>
        <text:list-item>
          <text:p text:style-name="P65">Description:<text:s/>fournit une liste complète des donneurs d'ouvrage avec leur nom et leur identifiant</text:p>
        </text:list-item>
        <text:list-item>
          <text:p text:style-name="P66">Champs:</text:p>
          <text:list text:continue-numbering="true">
            <text:list-item>
              <text:p text:style-name="P67">« name »<text:s/>:<text:s/>nom complet du donneur d'ouvrage</text:p>
            </text:list-item>
            <text:list-item>
              <text:p text:style-name="P68">« slug »<text:s/>:<text:s/>identifiant unique du donneur d'ouvrage (utilisé pour filtrer les données)</text:p>
            </text:list-item>
          </text:list>
        </text:list-item>
      </text:list>
      <text:p text:style-name="Normal"/>
      <text:p text:style-name="P69">Liste<text:s/>des<text:s/>fournisseurs et identifiants uniques</text:p>
      <text:p text:style-name="Normal"/>
      <text:list text:style-name="LFO4" text:continue-numbering="true">
        <text:list-item>
          <text:p text:style-name="P70">URL<text:s/>: [/api/helpers/supplier_slugs](./api/helpers/supplier_slugs)</text:p>
        </text:list-item>
        <text:list-item>
          <text:p text:style-name="P71">Description<text:s/>:<text:s/>fournit une liste complète des fournisseurs<text:s/>avec leur nom et leur identifiant</text:p>
        </text:list-item>
        <text:list-item>
          <text:p text:style-name="P72">Champs</text:p>
          <text:list text:continue-numbering="true">
            <text:list-item>
              <text:p text:style-name="P73">« name »<text:s/>:<text:s/>nom complet du fournisseur</text:p>
            </text:list-item>
            <text:list-item>
              <text:p text:style-name="P74">« slug »<text:s/>:<text:s/>identifiant unique du fournisseur (utilisé pour filtrer les données)</text:p>
            </text:list-item>
          </text:list>
        </text:list-item>
      </text:list>
      <text:p text:style-name="Normal"/>
      <text:p text:style-name="Normal"/>
      <text:p text:style-name="P75"/>
      <text:soft-page-break/>
      <text:p text:style-name="Normal"><text:span text:style-name="T76">Liste des domaines d'activité</text:span></text:p>
      <text:p text:style-name="P77"/>
      <text:list text:style-name="LFO4" text:continue-numbering="true">
        <text:list-item>
          <text:p text:style-name="P78">URL<text:s/>: /api/helpers/activity_list</text:p>
        </text:list-item>
        <text:list-item>
          <text:p text:style-name="P79">Description<text:s/>:<text:s/>pour faciliter l'utilisation des données, les contrats sont regroupés par domaines d'activité. Le point d'accès<text:s/>« activity_list »<text:s/>fournit la liste des domaines d'activité déclarés.</text:p>
        </text:list-item>
        <text:list-item>
          <text:p text:style-name="P80">Champs</text:p>
          <text:list text:continue-numbering="true">
            <text:list-item>
              <text:p text:style-name="P81">« name »<text:s/>:<text:s/>nom complet du domaine d'activité</text:p>
            </text:list-item>
            <text:list-item>
              <text:p text:style-name="P82">« color_code »<text:s/>:<text:s/>code couleur utilisé pour afficher<text:s/>le domaine d'activité dans l'interface graphique de la Ville de Montréal.</text:p>
            </text:list-item>
          </text:list>
        </text:list-item>
      </text:list>
      <text:p text:style-name="Normal"/>
      <text:p text:style-name="P83">Points d'accès aux données</text:p>
      <text:p text:style-name="Normal"/>
      <text:p text:style-name="Normal">Les points d'accès aux données permettent d'accéder à la liste des contrats<text:s/>et d’obtenir certaines valeurs calculées par l'API, notamment<text:s/>en<text:s/>permettant<text:s/>des<text:s/>groupements selon différentes facettes.</text:p>
      <text:p text:style-name="Normal"/>
      <text:p text:style-name="P84">Filtres et option de tri</text:p>
      <text:p text:style-name="Normal"/>
      <text:p text:style-name="Normal">Les points d'accès aux données partagent une série de paramètres permettant de filtrer et de trier le contenu. Ces paramètres doivent être fournis comme paramètre d'URL, par exemple :<text:s/>[«/api/releases?q=test&amp;date_gt=2014-01-01»](./api/releases?q=test&amp;date_gt=2014-01-01)</text:p>
      <text:p text:style-name="Normal"/>
      <text:p text:style-name="Normal">La liste ci-dessous décrit la totalité des paramètres existants tandis qu'une liste des paramètres<text:s/>acceptés<text:s/>est fournie pour chaque point d'accès.</text:p>
      <text:p text:style-name="Normal"/>
      <text:p text:style-name="P85">Les filtres</text:p>
      <text:p text:style-name="Normal"/>
      <text:list text:style-name="LFO4" text:continue-numbering="true">
        <text:list-item>
          <text:p text:style-name="P86">« q »:<text:s/>paramètre de recherche en texte libre. Plusieurs termes peuvent être fournis, séparés<text:s/>par un espace. Par exemple<text:s/>: [«/api/releases?q=excavation%20chaussée»](./api/releases?q=excavation%20chaussée). À noter que les accents sont acceptés mais que l'ensemble des recherches sont effectuées en mode 'désaccentué'.</text:p>
        </text:list-item>
        <text:list-item>
          <text:p text:style-name="P87">« highlight »:<text:s/>paramètre permettant d'ajouter une balise<text:s/>«<text:s/>&lt;em&gt; »<text:s/>aux termes recherchés avec le paramètre<text:s/>«q». Par exemple :<text:s/>[«/api/releases?q=excavation%20chaussée&amp;highlight=True»](./api/releases?q=excavation%20chaussée&amp;highlight=True). Important<text:s/>: le moteur de recherche peut retourner des valeurs proches (par exemple une occurrence au pluriel d'un mot recherché au singulier). C'est pour cette raison que s'il est nécessaire pour l'application de surligner les résultats de recherche, il est important de laisser l'API mettre les balises de surlignage.</text:p>
        </text:list-item>
        <text:list-item>
          <text:p text:style-name="P88">« value_gt »<text:s/>:<text:s/>paramètre filtrant les contrats dont le montant est supérieur ou égal à la valeur fournie dans le paramètre. Accepte seulement un nombre entier. Par exemple<text:s/>: [«/api/releases?value_gt=100000»](./api/releases?value_gt=100000)<text:s/></text:p>
        </text:list-item>
        <text:list-item>
          <text:p text:style-name="P89">« value_lt »<text:s/>:<text:s/>paramètre filtrant les contrats dont le montant est inférieur ou égal à la valeur fournie dans le paramètre. Accepte seulement un nombre entier. Par exemple<text:s/>: [«/api/releases?value_lt=100000»](./api/releases?value_lt=100000)<text:s/></text:p>
        </text:list-item>
        <text:list-item>
          <text:p text:style-name="P90">« date_gt »<text:s/>:<text:s/>paramètre<text:s/>filtrant les contrats dont la date est postérieure ou égale à la date fournie dans le paramètre. Format accepté<text:s/>:<text:s/>«AAAA-MM-JJ». Par exemple<text:s/>: [«/api/releases?date_gt=2014-01-01»](./api/releases?date_gt=2014-01-01)<text:s/></text:p>
        </text:list-item>
        <text:list-item>
          <text:p text:style-name="P91">« date_lt » : paramètre<text:s/>filtrant les contrats dont la date est antérieure ou égale à la date fournie dans le paramètre. Format accepté<text:s/>:<text:s/>« AAAA-MM-JJ ». Par exemple<text:s/>: [«/api/releases?date_lt=2014-01-01»](./api/releases?date_lt=2014-01-01)<text:s/></text:p>
        </text:list-item>
        <text:list-item>
          <text:p text:style-name="P92">« buyer »<text:s/>:<text:s/>paramètre<text:s/>filtrant les contrats dont le donneur d'ouvrage est celui fourni dans le paramètre. La valeur correspond à l'identifiant unique du donneur d'ouvrage disponible dans le champ<text:s/>« slug »<text:s/>du point d'accès<text:s/>« /api/helpers/buyer_slugs »<text:s/>ou dans le champ<text:s/>« buyer.identifier.id » dans la structure du contrat (« release »). Par exemple: [«/api/releases?buyer=service-du-developpement-economique»](./api/releases?buyer=service-du-developpement-economique)</text:p>
        </text:list-item>
        <text:list-item>
          <text:p text:style-name="P93">« supplier »<text:s/>:<text:s/>paramètre<text:s/>filtrant les contrats dont le fournisseur est celui fourni dans le paramètre. La valeur correspond à l'identifiant unique du fournisseur disponible dans le champ<text:s/>« slug »<text:s/>du point d'accès<text:s/>« /api/helpers/supplier_slugs »<text:s/>ou dans le champ<text:s/>« awards.suppliers.identifier.id »<text:s/>dans la structure du contrat (« release »). Par exemple: [«/api/releases?supplier=hydro-quebec»](./api/releases?supplier=hydro-quebec)</text:p>
        </text:list-item>
        <text:list-item>
          <text:p text:style-name="P94">« procuring_entity »<text:s/>:<text:s/>paramètre<text:s/>filtrant les contrats dont l'autorité d'approbation est celle fournie<text:s/>dans le paramètre. La valeur correspond à celle fournie dans<text:s/>« tender.procuringEntity.identifier.id »<text:s/>dans la structure du contrat (« release »). Par exemple<text:s/>: [«/api/releases?procuring_entity=fonctionnaires»](./api/releases?procuring_entity=fonctionnaires)</text:p>
        </text:list-item>
        <text:list-item>
          <text:p text:style-name="P95">« activity »<text:s/>:<text:s/>paramètre<text:s/>filtrant les contrats appartenant au domaine d'activité fourni dans le paramètre. La valeur correspond à celle fournie dans le champ<text:s/>« subject » dans la structure du contrat (« release ») ou dans le champ<text:s/>« name »<text:s/>du point d'accès<text:s/>« /api/helpers/activity_list ». Par exemple<text:s/>: [«/api/releases?activity=Arrondissements»](./api/releases?activity=Arrondissements)</text:p>
        </text:list-item>
        <text:list-item>
          <text:p text:style-name="P96">« type »<text:s/>:<text:s/>paramètre<text:s/>permettant de sélectionner les contrats ou les subventions. Valeurs acceptées<text:s/>:<text:s/>« contract »<text:s/>pour les contrats,<text:s/>« subvention »<text:s/>pour les subventions. Si le paramètre n'est pas fourni, l'API renvoie par défaut les contrats. Par exemple<text:s/>: [«/api/releases?type=subvention»](./api/releases?type=subvention).</text:p>
        </text:list-item>
        <text:list-item>
          <text:p text:style-name="P97">« aggregate »<text:s/>:<text:s/>paramètre<text:s/>spécifique au point d'accès<text:s/>« /api/releases/by_month_activity ». Ce paramètre permet d'agréger les résultats par activité avec les 4 principales activités. Les valeurs acceptées sont<text:s/>« value »<text:s/>pour agréger par valeur totale des contrats ou<text:s/>« count »<text:s/>pour agréger par nombre de contrats. Par exemple [«/api/releases/by_month_activity?aggregate=value&amp;date_gt=2014-01-01»](./api/releases/by_month_activity?aggregate=value&amp;date_gt=2014-01-01)<text:s/>va calculer les 4 principales activités<text:s/>par montant (top 4) pour les contrats postérieurs<text:s/>au 1er janvier 2014. Le top 4 sera affiché normalement et les autres activités seront agrégées dans une activité « Autre ».</text:p>
        </text:list-item>
        <text:list-item>
          <text:p text:style-name="P98">« bucket »<text:s/>:<text:s/>paramètre<text:s/>spécifique au point d'accès<text:s/>« /api/releases/by_value ». Ce paramètre permet de définir des segments de valeur dans lesquels regrouper les valeurs des contrats. Le paramètre contient trois valeurs séparées par une virgule. Les deux premières valeurs sont les montants minimum et maximum qui devraient être les mêmes que<text:s/>« value_lt »<text:s/>et<text:s/>« value_gt »<text:s/>si fournis. La dernière valeur représente le nombre de séparateurs<text:s/>de segment. Ainsi en mettant la valeur<text:s/>« 19 »<text:s/>on obtient 20 segments. La valeur par défaut est « 0,100000000,19 ». Par exemple<text:s/>: [«/api/releases/by_value?bucket=0,10000000,19»](/api/releases/by_value?bucket=0,10000000,19) va créer 20 segments de 500 000$.</text:p>
        </text:list-item>
      </text:list>
      <text:p text:style-name="Normal"/>
      <text:p text:style-name="P99"/>
      <text:p text:style-name="P100"/>
      <text:p text:style-name="P101"/>
      <text:soft-page-break/>
      <text:p text:style-name="P102">Tri et pagination</text:p>
      <text:p text:style-name="Normal"/>
      <text:list text:style-name="LFO4" text:continue-numbering="true">
        <text:list-item>
          <text:p text:style-name="P103">« order_by »<text:s/>:<text:s/>paramètre permettant de trier les résultats selon un champ particulier. Les valeurs varient en fonction du point d'accès.</text:p>
        </text:list-item>
        <text:list-item>
          <text:p text:style-name="P104">« order_dir »: paramètre à utiliser en conjonction de<text:s/>« order_by » pour définir l'ordre<text:s/>de tri. Les valeurs acceptées sont<text:s/>« desc »<text:s/>pour un tri descendant et<text:s/>« asc »<text:s/>pour un tri ascendant. Par exemple<text:s/>:<text:s/>« /api/releases?order_by=date&amp;order_dir=desc »</text:p>
        </text:list-item>
        <text:list-item>
          <text:p text:style-name="P105">« limit »<text:s/>:<text:s/>paramètre permettant de limiter le nombre de résultats<text:s/>retournés<text:s/>lors d'une<text:s/>requête. Pour les listes de contrats, la valeur par défaut est 50.</text:p>
        </text:list-item>
        <text:list-item>
          <text:p text:style-name="P106">« offset »<text:s/>:<text:s/>paramètre permettant de définir quel est le rang du premier résultat à retourner. Ce paramètre est à utiliser avec le paramètre<text:s/>« limit »<text:s/>pour obtenir une pagination. Par exemple<text:s/>:<text:s/>« /api/releases?limit=10&amp;offset=50 »<text:s/>permet d'obtenir les contrats entre le 50ème et le 60ème rang.</text:p>
        </text:list-item>
      </text:list>
      <text:p text:style-name="Normal"/>
      <text:p text:style-name="P107">Format de données</text:p>
      <text:p text:style-name="Normal"/>
      <text:p text:style-name="Normal">Pour les listes de contrats (point d'accès<text:s/>« /api/releases »), il est possible de choisir plusieurs formats.</text:p>
      <text:p text:style-name="Normal"/>
      <text:list text:style-name="LFO4" text:continue-numbering="true">
        <text:list-item>
          <text:p text:style-name="P108">« json »<text:s/>(valeur par défaut)<text:s/>: permet d'obtenir un résultat sérialisé en JSON avec un structure<text:s/>« meta »<text:s/>fournissant des informations de contexte (voir plus bas)</text:p>
        </text:list-item>
        <text:list-item>
          <text:p text:style-name="P109">« ocds »<text:s/>: permet d'obtenir un fichier suivante la spécification<text:s/><text:span text:style-name="T110">Open Contracting Data Standard</text:span>.</text:p>
        </text:list-item>
        <text:list-item>
          <text:p text:style-name="P111">« csv »<text:s/>: permet d'obtenir un fichier au format CSV (<text:span text:style-name="T112">comma separated value</text:span><text:s/>ou champs séparé par des virgule)</text:p>
        </text:list-item>
        <text:list-item>
          <text:p text:style-name="P113">« xlsx »<text:s/>: permet d'obtenir un fichier au format Open Office XML compatible avec Microsoft Office 2007 et<text:s/>les<text:s/>versions suivantes</text:p>
        </text:list-item>
        <text:list-item>
          <text:p text:style-name="P114">« pdf »<text:s/>: permet d'obtenir un fichier<text:s/>au format Adobe PDF</text:p>
        </text:list-item>
      </text:list>
      <text:p text:style-name="Normal"/>
      <text:p text:style-name="P115">Liste des contrats</text:p>
      <text:p text:style-name="Normal"/>
      <text:list text:style-name="LFO4" text:continue-numbering="true">
        <text:list-item>
          <text:p text:style-name="P116">URL : /api/releases</text:p>
        </text:list-item>
        <text:list-item>
          <text:p text:style-name="P117">Description : point d'accès permettant d'accéder à une liste des contrats au format<text:s/><text:span text:style-name="T118">Open Contracting Data Stardard</text:span><text:s/>(à moins qu'un autre<text:s/>« format »<text:s/>soit fourni).<text:s/></text:p>
        </text:list-item>
        <text:list-item>
          <text:p text:style-name="P119">Champs<text:s/>:<text:s/>en plus de la structure OCDS, l'API retourne une structure contenant les champs suivants<text:s/>:</text:p>
          <text:list text:continue-numbering="true">
            <text:list-item>
              <text:p text:style-name="P120">« count » : nombre total de contrats correspondant aux filtres demandés</text:p>
            </text:list-item>
            <text:list-item>
              <text:p text:style-name="P121">« total_value »<text:s/>:<text:s/>montant total des contrats correspondant aux filtres demandés</text:p>
            </text:list-item>
            <text:list-item>
              <text:p text:style-name="P122">« max_value »<text:s/>:<text:s/>montant du contrat le plus élevé correspondant aux filtres demandés</text:p>
            </text:list-item>
            <text:list-item>
              <text:p text:style-name="P123">« min_value »<text:s/>:<text:s/>montant du contrat le plus petit correspondant aux filtres demandés</text:p>
            </text:list-item>
            <text:list-item>
              <text:p text:style-name="P124">« pagination »<text:s/>: retourne les informations de pagination<text:s/>« limit »<text:s/>et<text:s/>« offset »<text:s/>correspondant aux paramètres d'URL fournis ou des valeurs par défaut</text:p>
            </text:list-item>
          </text:list>
        </text:list-item>
        <text:list-item>
          <text:p text:style-name="P125">Filtres acceptés<text:s/>:<text:s/>« q »,<text:s/>« offset »,<text:s/>« limit »,<text:s/>« value_gt »,<text:s/>« value_lt »,<text:s/>« date_gt »,<text:s/>« date_lt »,<text:s/>« buyer »,<text:s/>« activity »,<text:s/>« supplier »,<text:s/>« order_by »,<text:s/>« order_dir »,<text:s/>« type »,<text:s/>« supplier_size »,<text:s/>« procuring_entity »,<text:s/>« highlight »,<text:s/>« format »</text:p>
        </text:list-item>
        <text:list-item>
          <text:p text:style-name="P126">Paramètre de tri accepté<text:s/>:<text:s/>« value »,<text:s/>« buyer »<text:s/>(alphabétique),<text:s/>« supplier »<text:s/>(alphabétique),<text:s/>« id »<text:s/>(alphabétique),<text:s/>« date »</text:p>
        </text:list-item>
      </text:list>
      <text:p text:style-name="Normal"/>
      <text:p text:style-name="Normal"/>
      <text:p text:style-name="P127"/>
      <text:soft-page-break/>
      <text:p text:style-name="P128">Contrats par fournisseurs</text:p>
      <text:p text:style-name="Normal"/>
      <text:list text:style-name="LFO4" text:continue-numbering="true">
        <text:list-item>
          <text:p text:style-name="P129">URL : /api/releases/by_supplier</text:p>
        </text:list-item>
        <text:list-item>
          <text:p text:style-name="P130">Description : point d'accès groupant les contrats par fournisseurs</text:p>
        </text:list-item>
        <text:list-item>
          <text:p text:style-name="P131">Champs<text:s/>:</text:p>
          <text:list text:continue-numbering="true">
            <text:list-item>
              <text:p text:style-name="P132">« supplier »<text:s/>:<text:s/>nom complet du fournisseur</text:p>
            </text:list-item>
            <text:list-item>
              <text:p text:style-name="P133">« supplier_slug »<text:s/>:<text:s/>identifiant du fournisseur</text:p>
            </text:list-item>
            <text:list-item>
              <text:p text:style-name="P134">« count »<text:s/>:<text:s/>nombre total de contrats attribués à ce fournisseur et correspondant aux filtres demandés</text:p>
            </text:list-item>
            <text:list-item>
              <text:p text:style-name="P135">« total_value »<text:s/>:<text:s/>valeur<text:s/>totale des contrats alloués à ce fournisseur et correspondant aux filtres demandés</text:p>
            </text:list-item>
          </text:list>
        </text:list-item>
        <text:list-item>
          <text:p text:style-name="P136">Filtres acceptés<text:s/>:<text:s/>« q »,<text:s/>« offset »,<text:s/>« limit »,<text:s/>« value_gt »,<text:s/>« value_lt »,<text:s/>« date_gt »,<text:s/>« date_lt »,<text:s/>« buyer »,<text:s/>« activity »,<text:s/>« supplier »,<text:s/>« order_by »,<text:s/>« order_dir »,<text:s/>« type »,<text:s/>« procuring_entity »</text:p>
        </text:list-item>
        <text:list-item>
          <text:p text:style-name="P137">Paramètre de tri acceptés<text:s/>:<text:s/>« total_value »,<text:s/>« count »,<text:s/>« buyer_slug »<text:s/>(alphabétique)</text:p>
        </text:list-item>
      </text:list>
      <text:p text:style-name="Normal"/>
      <text:p text:style-name="P138">Contrats par donneurs d'ouvrage</text:p>
      <text:p text:style-name="Normal"/>
      <text:list text:style-name="LFO4" text:continue-numbering="true">
        <text:list-item>
          <text:p text:style-name="P139">URL : /api/releases/by_buyer</text:p>
        </text:list-item>
        <text:list-item>
          <text:p text:style-name="P140">Description :<text:s/>point d'accès groupant les contrats par donneur d'ouvrage</text:p>
        </text:list-item>
        <text:list-item>
          <text:p text:style-name="P141">Champs<text:s/>:</text:p>
          <text:list text:continue-numbering="true">
            <text:list-item>
              <text:p text:style-name="P142">« buyer »<text:s/>:<text:s/>nom complet du donneur d'ouvrage</text:p>
            </text:list-item>
            <text:list-item>
              <text:p text:style-name="P143">« buyer_slug »<text:s/>:<text:s/>identifiant du donneur d'ouvrage</text:p>
            </text:list-item>
            <text:list-item>
              <text:p text:style-name="P144">« count » : nombre total de contrats attribués par ce donneur d'ouvrage et correspondant aux filtres demandés</text:p>
            </text:list-item>
            <text:list-item>
              <text:p text:style-name="P145">« total_value »<text:s/>:<text:s/>valeur totale des contrats attribués par ce donneur d'ouvrage<text:s/>et correspondant aux filtres demandés</text:p>
            </text:list-item>
            <text:list-item>
              <text:p text:style-name="P146">Filtres acceptés<text:s/>:<text:s/>« q »,<text:s/>« offset »,<text:s/>« limit »,<text:s/>« value_gt »,<text:s/>« value_lt »,<text:s/>« date_gt »,<text:s/>« date_lt »,<text:s/>« buyer »,<text:s/>« activity »,<text:s/>« supplier »,<text:s/>« order_by »,<text:s/>« order_dir »,<text:s/>«type»,<text:s/>« procuring_entity »</text:p>
            </text:list-item>
            <text:list-item>
              <text:p text:style-name="P147">Paramètres<text:s/>de tri acceptés<text:s/>:<text:s/>« total_value »,<text:s/>« count »,<text:s/>« buyer_slug »<text:s/>(alphabétique)</text:p>
            </text:list-item>
          </text:list>
        </text:list-item>
      </text:list>
      <text:p text:style-name="Normal"/>
      <text:p text:style-name="P148">Contrats par entité d'autorisation</text:p>
      <text:p text:style-name="Normal"/>
      <text:list text:style-name="LFO4" text:continue-numbering="true">
        <text:list-item>
          <text:p text:style-name="P149">URL : /api/releases/by_procuring_entity</text:p>
        </text:list-item>
        <text:list-item>
          <text:p text:style-name="P150">Description :<text:s/>point d'accès groupant les contrats par entité d'autorisation</text:p>
        </text:list-item>
        <text:list-item>
          <text:p text:style-name="P151">Champs<text:s/>:</text:p>
          <text:list text:continue-numbering="true">
            <text:list-item>
              <text:p text:style-name="P152">« procuring_entity »<text:s/>:<text:s/>nom complet de l'entité d'autorisation</text:p>
            </text:list-item>
            <text:list-item>
              <text:p text:style-name="P153">« buyer_slug »<text:s/>:<text:s/>identifiant de l'entité d'autorisation</text:p>
            </text:list-item>
            <text:list-item>
              <text:p text:style-name="P154">« count »<text:s/>:<text:s/>nombre total de contrats autorisés par ce donneur d'ouvrage et correspondant aux filtres demandés</text:p>
            </text:list-item>
            <text:list-item>
              <text:p text:style-name="P155">« total_value »<text:s/>:<text:s/>valeur<text:s/>totale des contrats autorisés par ce donneur d'ouvrage<text:s/>et correspondant aux filtres demandés</text:p>
            </text:list-item>
          </text:list>
        </text:list-item>
        <text:list-item>
          <text:p text:style-name="P156">Filtres acceptés:<text:s/>« q »,<text:s/>« offset »,<text:s/>« limit »,<text:s/>« value_gt »,<text:s/>« value_lt »,<text:s/>« date_gt »,<text:s/>« date_lt »,<text:s/>« buyer »,<text:s/>« activity »,<text:s/>« supplier »,<text:s/>« order_by »,<text:s/>« order_dir »,<text:s/>« type »,<text:s/>« procuring_entity »</text:p>
        </text:list-item>
        <text:list-item>
          <text:p text:style-name="P157">Paramètres<text:s/>de tri acceptés<text:s/>:<text:s/>« total_value »,<text:s/>« count »,<text:s/>« procuring_entity »<text:s/>(alphabétique)</text:p>
        </text:list-item>
      </text:list>
      <text:p text:style-name="Normal"/>
      <text:p text:style-name="Normal"/>
      <text:soft-page-break/>
      <text:p text:style-name="P158">Contrats par segment de valeur</text:p>
      <text:p text:style-name="Normal"/>
      <text:list text:style-name="LFO4" text:continue-numbering="true">
        <text:list-item>
          <text:p text:style-name="P159">URL : /api/releases/by_value</text:p>
        </text:list-item>
        <text:list-item>
          <text:p text:style-name="P160">Description :<text:s/>point d'accès groupant les contrats selon des segments de valeur déterminés<text:s/>par le paramètre<text:s/>« bucket ». Important<text:s/>:<text:s/>le client se doit de calculer lui-même la valeur maximale<text:s/>et minimale de chaque segment. Les segments vides<text:s/>ne sont pas retournés.</text:p>
        </text:list-item>
        <text:list-item>
          <text:p text:style-name="P161">Champs : le point d'accès renvoie une liste de segment</text:p>
          <text:list text:continue-numbering="true">
            <text:list-item>
              <text:p text:style-name="P162">« segment »<text:s/>:<text:s/>rang du segment retourné</text:p>
            </text:list-item>
            <text:list-item>
              <text:p text:style-name="P163">« count »<text:s/>:<text:s/>nombre total de contrats inclus dans le segment et correspondant aux filtres demandés</text:p>
            </text:list-item>
            <text:list-item>
              <text:p text:style-name="P164">« total_value »<text:s/>:<text:s/>valeur totale des contrats inclus dans le segment et correspondant aux filtres demandés</text:p>
            </text:list-item>
          </text:list>
        </text:list-item>
        <text:list-item>
          <text:p text:style-name="P165">Filtres acceptés<text:s/>:<text:s/>« q »,<text:s/>« offset »,<text:s/>« limit »,<text:s/>« value_gt »,<text:s/>« value_lt »,<text:s/>« date_gt »,<text:s/>« date_lt »,<text:s/>« buyer »,<text:s/>« activity »,<text:s/>« supplier »,<text:s/>« order_by »,<text:s/>« order_dir »,<text:s/>« type », « procuring_entity »,<text:s/>« bucket »</text:p>
        </text:list-item>
        <text:list-item>
          <text:p text:style-name="P166">Paramètres<text:s/>de tri acceptés<text:s/>:<text:s/>« total_value »,<text:s/>« count »,<text:s/>« procuring_entity »<text:s/>(alphabétique)</text:p>
        </text:list-item>
      </text:list>
      <text:p text:style-name="Normal"/>
      <text:p text:style-name="P167">Contrats par mois-année</text:p>
      <text:p text:style-name="Normal"/>
      <text:list text:style-name="LFO4" text:continue-numbering="true">
        <text:list-item>
          <text:p text:style-name="P168">URL : /api/releases/by_month</text:p>
        </text:list-item>
        <text:list-item>
          <text:p text:style-name="P169">Description :<text:s/>point d'accès groupant les contrats pour chaque mois et année de la période couverte par les données</text:p>
        </text:list-item>
        <text:list-item>
          <text:p text:style-name="P170">Champs<text:s/>:</text:p>
          <text:list text:continue-numbering="true">
            <text:list-item>
              <text:p text:style-name="P171">« month »<text:s/>:<text:s/>mois-année au format<text:s/>« AAAA-MM »</text:p>
            </text:list-item>
            <text:list-item>
              <text:p text:style-name="P172">« count »<text:s/>:<text:s/>nombre total de contrats inclus dans ce mois-année et correspondant aux filtres demandés</text:p>
            </text:list-item>
            <text:list-item>
              <text:p text:style-name="P173">« total_value » : valeur totale des contrats inclus ce mois-année et correspondant aux filtres demandés</text:p>
            </text:list-item>
          </text:list>
        </text:list-item>
        <text:list-item>
          <text:p text:style-name="P174">Filtres acceptés<text:s/>:<text:s/>« q »,<text:s/>« offset »,<text:s/>« limit »,<text:s/>« value_gt »,<text:s/>« value_lt »,<text:s/>« date_gt »,<text:s/>« date_lt »,<text:s/>« buyer »,<text:s/>« activity »,<text:s/>« supplier »,<text:s/>« order_by »,<text:s/>« order_dir »,<text:s/>« type »,<text:s/>« procuring_entity »</text:p>
        </text:list-item>
        <text:list-item>
          <text:p text:style-name="P175">Paramètres<text:s/>de tri acceptés<text:s/>:<text:s/>« total_value »,<text:s/>« count »,<text:s/>« month »<text:s/>(alphabétique)</text:p>
        </text:list-item>
      </text:list>
      <text:p text:style-name="Normal"/>
      <text:p text:style-name="Normal"><text:span text:style-name="T176">Contrats par mois et activité</text:span></text:p>
      <text:p text:style-name="Normal"/>
      <text:list text:style-name="LFO4" text:continue-numbering="true">
        <text:list-item>
          <text:p text:style-name="P177">URL : /api/releases/by_month_activity</text:p>
        </text:list-item>
        <text:list-item>
          <text:p text:style-name="P178">Description :<text:s/>point d'accès groupant les contrats par mois,<text:s/>puis par domaine d'activité. Ce point d'appel est utilisé pour créer le principal graphique de l'application web de visualisation des<text:s/>contrats. Ce point d'appel supporte<text:s/>un paramètre spécifique,<text:s/>« aggregate »,<text:s/>permettant d'agréger<text:s/>dans<text:s/>« autre »<text:s/>les activités après les 4 principales.</text:p>
        </text:list-item>
        <text:list-item>
          <text:p text:style-name="P179">Champs<text:s/>:<text:s/>le point d'accès fournit un liste de mois-années ayant chacune la structure suivante<text:s/>:</text:p>
          <text:list text:continue-numbering="true">
            <text:list-item>
              <text:p text:style-name="P180">« month »<text:s/>:<text:s/>mois-année au format<text:s/>«AAAA-MM»</text:p>
            </text:list-item>
            <text:list-item>
              <text:p text:style-name="P181">Liste d'activités, chaque élément ayant la structure<text:s/>:</text:p>
              <text:list text:continue-numbering="true">
                <text:list-item>
                  <text:p text:style-name="P182">« activity »<text:s/>:<text:s/>nom de l'activité</text:p>
                </text:list-item>
                <text:list-item>
                  <text:p text:style-name="P183">« count »<text:s/>:<text:s/>nombre total de contrats appartenant à l'activité pour le mois-année parent et correspondant aux filtres demandés</text:p>
                </text:list-item>
                <text:list-item>
                  <text:p text:style-name="P184">« total_value »<text:s/>:<text:s/>valeur totale des contrats appartenant à l'activité pour le mois-année parent et correspondant aux filtres demandés</text:p>
                </text:list-item>
              </text:list>
            </text:list-item>
          </text:list>
        </text:list-item>
        <text:list-item>
          <text:p text:style-name="P185">Filtres<text:s/>acceptés<text:s/>:<text:s/>« q »,<text:s/>« offset »,<text:s/>« limit »,<text:s/>« value_gt »,<text:s/>« value_lt »,<text:s/>« date_gt »,<text:s/>« date_lt »,<text:s/>« buyer », « activity »,<text:s/>« supplier »,<text:s/>« order_by »,<text:s/>« order_dir »,<text:s/>« type »,<text:s/>« procuring_entity »,<text:s/>« aggregate ».</text:p>
        </text:list-item>
        <text:list-item>
          <text:p text:style-name="P186">Paramètres<text:s/>de tri acceptés<text:s/>:<text:s/>« month »</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1pt" style:font-size-asian="11pt" style:font-size-complex="10pt" fo:background-color="transparent" style:text-underline-type="none" style:text-underline-color="font-color" style:text-emphasize="none" fo:language="fr" fo:country="CA" style:language-asian="fr" style:country-asian="CA"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388in"/>
      <style:text-properties style:font-name="Trebuchet MS" style:font-name-asian="Trebuchet MS" style:font-name-complex="Trebuchet MS" fo:font-size="16pt" style:font-size-asian="16pt" fo:hyphenate="false"/>
    </style:style>
    <style:style style:name="Titre2" style:display-name="Titre 2" style:family="paragraph" style:parent-style-name="Normal" style:next-style-name="Normal" style:default-outline-level="2">
      <style:paragraph-properties fo:keep-with-next="always" fo:keep-together="always" fo:margin-top="0.1388in"/>
      <style:text-properties style:font-name="Trebuchet MS" style:font-name-asian="Trebuchet MS" style:font-name-complex="Trebuchet MS" fo:font-weight="bold" style:font-weight-asian="bold" fo:font-size="13pt" style:font-size-asian="13pt" fo:hyphenate="false"/>
    </style:style>
    <style:style style:name="Titre3" style:display-name="Titre 3" style:family="paragraph" style:parent-style-name="Normal" style:next-style-name="Normal" style:default-outline-level="3">
      <style:paragraph-properties fo:keep-with-next="always" fo:keep-together="always" fo:margin-top="0.1111in"/>
      <style:text-properties style:font-name="Trebuchet MS" style:font-name-asian="Trebuchet MS" style:font-name-complex="Trebuchet MS" fo:font-weight="bold" style:font-weight-asian="bold" fo:color="#666666" fo:font-size="12pt" style:font-size-asian="12pt" fo:hyphenate="false"/>
    </style:style>
    <style:style style:name="Titre4" style:display-name="Titre 4" style:family="paragraph" style:parent-style-name="Normal" style:next-style-name="Normal"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Titre5" style:display-name="Titre 5" style:family="paragraph" style:parent-style-name="Normal" style:next-style-name="Normal"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Titre6" style:display-name="Titre 6" style:family="paragraph" style:parent-style-name="Normal" style:next-style-name="Normal" style:default-outline-level="6">
      <style:paragraph-properties fo:keep-with-next="always" fo:keep-together="always" fo:margin-top="0.1111in"/>
      <style:text-properties style:font-name="Trebuchet MS" style:font-name-asian="Trebuchet MS" style:font-name-complex="Trebuchet MS" fo:font-style="italic" style:font-style-asian="italic" fo:color="#666666"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keep-with-next="always" fo:keep-together="always"/>
      <style:text-properties style:font-name="Trebuchet MS" style:font-name-asian="Trebuchet MS" style:font-name-complex="Trebuchet MS" fo:font-size="21pt" style:font-size-asian="21pt" fo:hyphenate="false"/>
    </style:style>
    <style:style style:name="Sous-titre" style:display-name="Sous-titre" style:family="paragraph" style:parent-style-name="Normal" style:next-style-name="Normal">
      <style:paragraph-properties fo:keep-with-next="always" fo:keep-together="always" fo:margin-bottom="0.1388in"/>
      <style:text-properties style:font-name="Trebuchet MS" style:font-name-asian="Trebuchet MS" style:font-name-complex="Trebuchet MS" fo:font-style="italic" style:font-style-asian="italic" fo:color="#666666" fo:font-size="13pt" style:font-size-asian="13pt" fo:hyphenate="false"/>
    </style:style>
    <style:style style:name="En-tête" style:display-name="En-tête" style:family="paragraph" style:parent-style-name="Normal">
      <style:paragraph-properties fo:line-height="100%">
        <style:tab-stops>
          <style:tab-stop style:type="center" style:position="3in"/>
          <style:tab-stop style:type="right" style:position="6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line-height="100%">
        <style:tab-stops>
          <style:tab-stop style:type="center" style:position="3in"/>
          <style:tab-stop style:type="right" style:position="6in"/>
        </style:tab-stops>
      </style:paragraph-properties>
      <style:text-properties fo:hyphenate="false"/>
    </style:style>
    <style:style style:name="PieddepageCar" style:display-name="Pied de page Car" style:family="text" style:parent-style-name="Policepardéfaut"/>
    <style:style style:name="Textedebulles" style:display-name="Texte de bulles" style:family="paragraph" style:parent-style-name="Normal">
      <style:paragraph-properties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fo:hyphenate="false"/>
    </style:style>
    <style:style style:name="CommentaireCar" style:display-name="Commentaire Car" style:family="text" style:parent-style-name="Policepardéfaut">
      <style:text-properties fo:font-size="10pt" style:font-size-asian="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Arial"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rial" style:font-name-asian="Arial"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rial" style:font-name-asian="Arial"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Arial" style:font-name-asian="Arial" style:font-name-complex="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Arial" style:font-name-asian="Arial" style:font-name-complex="Ari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Arial" style:font-name-asian="Arial" style:font-name-complex="Aria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Arial" style:font-name-asian="Arial" style:font-name-complex="Aria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Arial" style:font-name-asian="Arial" style:font-name-complex="Ari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Arial" style:font-name-asian="Arial" style:font-name-complex="Aria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Arial" style:font-name-asian="Arial" style:font-name-complex="Aria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ourier New" style:font-name-complex="Courier New"/>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ourier New" style:font-name-complex="Courier New"/>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Courier New" style:font-name-complex="Courier New"/>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Courier New" style:font-name-complex="Courier New"/>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Courier New" style:font-name-complex="Courier New"/>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Arial" style:font-name-asian="Arial" style:font-name-complex="Aria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Aria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Aria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Aria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Aria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Aria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Aria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Aria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Aria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Aria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Aria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o">
        <style:list-level-properties text:space-before="0.25in" text:min-label-width="0.25in"/>
        <style:text-properties style:font-name="Courier New"/>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o">
        <style:list-level-properties text:space-before="0.25in" text:min-label-width="0.25in"/>
        <style:text-properties style:font-name="Courier New"/>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o">
        <style:list-level-properties text:space-before="0.25in" text:min-label-width="0.25in"/>
        <style:text-properties style:font-name="Courier New"/>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o">
        <style:list-level-properties text:space-before="0.25in" text:min-label-width="0.25in"/>
        <style:text-properties style:font-name="Courier New"/>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o">
        <style:list-level-properties text:space-before="0.25in" text:min-label-width="0.25in"/>
        <style:text-properties style:font-name="Courier New"/>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Aria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0.5in" fo:margin-bottom="0.1062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7in"/>
      </style:footer-style>
    </style:page-layout>
    <style:style style:name="TableColumn3" style:family="table-column">
      <style:table-column-properties style:column-width="1.3548in" style:use-optimal-column-width="false"/>
    </style:style>
    <style:style style:name="TableColumn4" style:family="table-column">
      <style:table-column-properties style:column-width="5.3159in" style:use-optimal-column-width="false"/>
    </style:style>
    <style:style style:name="TableColumn5" style:family="table-column">
      <style:table-column-properties style:column-width="1.0826in" style:use-optimal-column-width="false"/>
    </style:style>
    <style:style style:name="Table2" style:family="table">
      <style:table-properties style:width="7.7534in" fo:margin-left="0in" table:align="left"/>
    </style:style>
    <style:style style:name="TableRow6" style:family="table-row">
      <style:table-row-properties style:use-optimal-row-height="false"/>
    </style:style>
    <style:style style:name="TableCell7" style:family="table-cell">
      <style:table-cell-properties fo:border-top="none" fo:border-left="none" fo:border-bottom="0.0069in solid #000000" fo:border-right="none" fo:padding-top="0in" fo:padding-left="0.075in" fo:padding-bottom="0in" fo:padding-right="0.075in"/>
    </style:style>
    <style:style style:name="P8" style:parent-style-name="Normal" style:family="paragraph">
      <style:paragraph-properties fo:line-height="100%"/>
    </style:style>
    <style:style style:name="TableCell9" style:family="table-cell">
      <style:table-cell-properties fo:border-top="none" fo:border-left="none" fo:border-bottom="0.0069in solid #000000" fo:border-right="none" fo:padding-top="0in" fo:padding-left="0.075in" fo:padding-bottom="0in" fo:padding-right="0.075in"/>
    </style:style>
    <style:style style:name="P10" style:parent-style-name="Normal" style:family="paragraph">
      <style:paragraph-properties fo:text-align="center" fo:line-height="100%">
        <style:tab-stops>
          <style:tab-stop style:type="center" style:position="-0.075in"/>
        </style:tab-stops>
      </style:paragraph-properties>
    </style:style>
    <style:style style:name="TableCell11" style:family="table-cell">
      <style:table-cell-properties fo:border-top="none" fo:border-left="none" fo:border-bottom="0.0069in solid #000000" fo:border-right="none" fo:padding-top="0in" fo:padding-left="0.075in" fo:padding-bottom="0in" fo:padding-right="0.075in"/>
    </style:style>
    <style:style style:name="P12" style:parent-style-name="Normal" style:family="paragraph">
      <style:paragraph-properties fo:text-align="end" fo:line-height="100%"/>
    </style:style>
    <style:style style:name="P13" style:parent-style-name="Normal" style:family="paragraph">
      <style:paragraph-properties>
        <style:tab-stops>
          <style:tab-stop style:type="left" style:position="1.1395in"/>
        </style:tab-stops>
      </style:paragraph-properties>
    </style:style>
    <style:style style:name="TableColumn15" style:family="table-column">
      <style:table-column-properties style:column-width="1.6062in"/>
    </style:style>
    <style:style style:name="TableColumn16" style:family="table-column">
      <style:table-column-properties style:column-width="4.5152in"/>
    </style:style>
    <style:style style:name="TableColumn17" style:family="table-column">
      <style:table-column-properties style:column-width="1.5284in"/>
    </style:style>
    <style:style style:name="Table14" style:family="table">
      <style:table-properties style:width="7.65in" fo:margin-left="0in" table:align="left"/>
    </style:style>
    <style:style style:name="TableRow18" style:family="table-row">
      <style:table-row-properties style:min-row-height="0.0666in"/>
    </style:style>
    <style:style style:name="TableCell19" style:family="table-cell">
      <style:table-cell-properties fo:border-top="0.0069in solid #000000" fo:border-left="none" fo:border-bottom="none" fo:border-right="none" fo:padding-top="0in" fo:padding-left="0.075in" fo:padding-bottom="0in" fo:padding-right="0.075in"/>
    </style:style>
    <style:style style:name="P20" style:parent-style-name="Pieddepage" style:family="paragraph">
      <style:text-properties fo:font-size="8pt" style:font-size-asian="8pt" style:font-size-complex="8pt"/>
    </style:style>
    <style:style style:name="TableCell21" style:family="table-cell">
      <style:table-cell-properties fo:border-top="0.0069in solid #000000" fo:border-left="none" fo:border-bottom="none" fo:border-right="none" fo:padding-top="0in" fo:padding-left="0.075in" fo:padding-bottom="0in" fo:padding-right="0.075in"/>
    </style:style>
    <style:style style:name="P22" style:parent-style-name="Pieddepage" style:family="paragraph">
      <style:paragraph-properties fo:text-align="center"/>
    </style:style>
    <style:style style:name="T23" style:parent-style-name="Policepardéfaut" style:family="text">
      <style:text-properties fo:font-size="8pt" style:font-size-asian="8pt"/>
    </style:style>
    <style:style style:name="TableCell24" style:family="table-cell">
      <style:table-cell-properties fo:border-top="0.0069in solid #000000" fo:border-left="none" fo:border-bottom="none" fo:border-right="none" fo:padding-top="0in" fo:padding-left="0.075in" fo:padding-bottom="0in" fo:padding-right="0.075in"/>
    </style:style>
    <style:style style:name="P25" style:parent-style-name="Pieddepage" style:family="paragraph">
      <style:paragraph-properties fo:text-align="end"/>
    </style:style>
    <style:style style:name="T26" style:parent-style-name="Policepardéfaut" style:family="text">
      <style:text-properties fo:font-size="8pt" style:font-size-asian="8pt" style:font-size-complex="8pt" fo:language="fr" fo:country="FR"/>
    </style:style>
    <style:style style:name="T27" style:parent-style-name="Policepardéfaut" style:family="text">
      <style:text-properties fo:font-size="8pt" style:font-size-asian="8pt" style:font-size-complex="8pt" fo:language="fr" fo:country="FR"/>
    </style:style>
    <style:style style:name="T28" style:parent-style-name="Policepardéfaut" style:family="text">
      <style:text-properties fo:font-size="8pt" style:font-size-asian="8pt" style:font-size-complex="8pt" fo:language="fr" fo:country="FR"/>
    </style:style>
    <style:style style:name="T29" style:parent-style-name="Policepardéfaut" style:family="text">
      <style:text-properties fo:font-size="8pt" style:font-size-asian="8pt" style:font-size-complex="8pt" fo:language="fr" fo:country="FR"/>
    </style:style>
    <style:style style:family="graphic" style:name="a0" style:parent-style-name="Graphics">
      <style:graphic-properties fo:border="none" fo:background-color="transparent"/>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draw:frame draw:style-name="a0" draw:name="Image 5" text:anchor-type="as-char" svg:x="0in" svg:y="0in" svg:width="1.27854in" svg:height="0.32368in" style:rel-width="scale" style:rel-height="scale"><draw:image xlink:href="media/image1.gif" xlink:type="simple" xlink:show="embed" xlink:actuate="onLoad"/><svg:title/><svg:desc/></draw:frame></text:p>
            </table:table-cell>
            <table:table-cell table:style-name="TableCell9">
              <text:p text:style-name="P10">API pour contrats et subventions</text:p>
            </table:table-cell>
            <table:table-cell table:style-name="TableCell11">
              <text:p text:style-name="P12">STI</text:p>
            </table:table-cell>
          </table:table-row>
        </table:table>
        <text:p text:style-name="P13"><text:tab/></text:p>
      </style:header>
      <style:footer>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Révision 12 juin <text:s/>2015</text:p>
            </table:table-cell>
            <table:table-cell table:style-name="TableCell21">
              <text:p text:style-name="P22"><text:span text:style-name="T23">BVIN</text:span></text:p>
            </table:table-cell>
            <table:table-cell table:style-name="TableCell24">
              <text:p text:style-name="P25"><text:span text:style-name="T26">Page<text:s/></text:span><text:span text:style-name="T27"><text:page-number style:num-format="1" text:fixed="false">2</text:page-number></text:span><text:span text:style-name="T28"><text:s/>sur<text:s/></text:span><text:span text:style-name="T29"><text:page-count style:num-format="1">9</text:page-count></text:span></text:p>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Sommaire de direction - Contrat Logiciel Héritage.docx</dc:title>
    <meta:initial-creator>Sylvain HÉBERT</meta:initial-creator>
    <dc:creator>Sylvain HÉBERT</dc:creator>
    <meta:creation-date>2015-06-12T17:10:00Z</meta:creation-date>
    <dc:date>2015-06-12T17:10:00Z</dc:date>
    <meta:print-date>2015-02-12T18:05:00Z</meta:print-date>
    <meta:template xlink:href="Normal" xlink:type="simple"/>
    <meta:editing-cycles>2</meta:editing-cycles>
    <meta:editing-duration>PT0S</meta:editing-duration>
    <meta:document-statistic meta:page-count="9" meta:paragraph-count="40" meta:word-count="3157" meta:character-count="20485" meta:row-count="144" meta:non-whitespace-character-count="17368"/>
  </office:meta>
</office:document-meta>
</file>